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es" fo:country="CO" officeooo:rsid="00042497" officeooo:paragraph-rsid="00042497"/>
    </style:style>
    <style:style style:name="P2" style:family="paragraph" style:parent-style-name="Standard">
      <style:text-properties fo:language="es" fo:country="CO" fo:font-weight="normal" officeooo:rsid="00061e1a" officeooo:paragraph-rsid="00061e1a" style:font-weight-asian="normal" style:font-weight-complex="normal"/>
    </style:style>
    <style:style style:name="P3" style:family="paragraph" style:parent-style-name="Standard">
      <style:text-properties fo:language="es" fo:country="CO" fo:font-weight="normal" officeooo:rsid="00070e3f" officeooo:paragraph-rsid="00070e3f" style:font-weight-asian="normal" style:font-weight-complex="normal"/>
    </style:style>
    <style:style style:name="P4" style:family="paragraph" style:parent-style-name="Standard">
      <style:text-properties fo:language="es" fo:country="CO" fo:font-weight="bold" officeooo:rsid="00061e1a" officeooo:paragraph-rsid="00061e1a" style:font-weight-asian="bold" style:font-weight-complex="bold"/>
    </style:style>
    <style:style style:name="P5" style:family="paragraph" style:parent-style-name="Standard">
      <style:text-properties fo:language="es" fo:country="CO" fo:font-weight="bold" officeooo:rsid="00070e3f" officeooo:paragraph-rsid="00070e3f" style:font-weight-asian="bold" style:font-weight-complex="bold"/>
    </style:style>
    <style:style style:name="T1" style:family="text">
      <style:text-properties fo:font-weight="bold" officeooo:rsid="00061e1a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FUERZA MAGNÉTICA</text:span></text:p>
      <text:p text:style-name="P1"><text:span text:style-name="T1"/></text:p>
      <text:p text:style-name="P2">¿Cuáles son las fuentes de campo magnético?</text:p>
      <text:p text:style-name="P2">¿Qué unidades tiene el campo magnético?</text:p>
      <text:p text:style-name="P2">Explicar la Fuerza magnética</text:p>
      <text:p text:style-name="P2">Explicar la fuerza de Lorentz</text:p>
      <text:p text:style-name="P2"/>
      <text:p text:style-name="P3">Dependencia de la fuerza magnetica en funcion de la corriente</text:p>
      <text:p text:style-name="P2"/>
      <text:p text:style-name="P4">OBJETIVOS:</text:p>
      <text:p text:style-name="P4"/>
      <text:p text:style-name="P4">- <text:span text:style-name="T2">Determinar la fuerza magnética en función de la corriente que transporta un conductor en un campo magnético constante.</text:span></text:p>
      <text:p text:style-name="P4"><text:span text:style-name="T2">- Determinar la fuerza magnética sobre un conductor que transporta un corriente, en funcion de la longitud del conductor en un campo magnético.</text:span></text:p>
      <text:p text:style-name="P4"><text:span text:style-name="T2">- Calcular el campo magnético</text:span></text:p>
      <text:p text:style-name="P4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4:03:08.895247746</meta:creation-date>
    <dc:date>2022-04-05T20:12:55.336472949</dc:date>
    <meta:editing-duration>PT3M52S</meta:editing-duration>
    <meta:editing-cycles>2</meta:editing-cycles>
    <meta:generator>LibreOffice/7.2.5.2$Linux_X86_64 LibreOffice_project/499f9727c189e6ef3471021d6132d4c694f357e5</meta:generator>
    <meta:document-statistic meta:table-count="0" meta:image-count="0" meta:object-count="0" meta:page-count="1" meta:paragraph-count="10" meta:word-count="82" meta:character-count="522" meta:non-whitespace-character-count="446"/>
  </office:meta>
</office:document-meta>
</file>